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c88d" officeooo:paragraph-rsid="0011c88d"/>
    </style:style>
    <style:style style:name="P2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11c88d" officeooo:paragraph-rsid="000f3180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</style:style>
    <style:style style:name="P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Liberation Serif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8276114" text:style-name="L5">
        <text:list-item>
          <text:p text:style-name="P2">Playing with goodreads api and getting familiar</text:p>
        </text:list-item>
        <text:list-item>
          <text:p text:style-name="P4">getting used to xml </text:p>
        </text:list-item>
        <text:list-item>
          <text:p text:style-name="P6"><text:span text:style-name="T1">playing with ElementTree : </text:span><text:a xlink:type="simple" xlink:href="https://www.datacamp.com/community/tutorials/python-xml-elementtree" text:style-name="Internet_20_link" text:visited-style-name="Visited_20_Internet_20_Link"><text:span text:style-name="T3">https://www.datacamp.com/community/tutorials/python-xml-elementtree</text:span></text:a></text:p>
        </text:list-item>
        <text:list-item>
          <text:p text:style-name="P4">ElementTree not working.</text:p>
        </text:list-item>
        <text:list-item>
          <text:p text:style-name="P4">Dom working with goodreads xml urls:</text:p>
        </text:list-item>
      </text:list>
      <text:p text:style-name="P5"><text:span text:style-name="T3"><text:tab/></text:span><text:a xlink:type="simple" xlink:href="https://www.mkyong.com/python/python-read-xml-file-dom-example/" text:style-name="Internet_20_link" text:visited-style-name="Visited_20_Internet_20_Link">https://www.mkyong.com/python/python-read-xml-file-dom-example/</text:a><text:span text:style-name="T2"> </text:span></text:p>
      <text:list xml:id="list200352452200533" text:continue-numbering="true" text:style-name="L5">
        <text:list-item>
          <text:p text:style-name="P4">Made the output work with dom.</text:p>
        </text:list-item>
        <text:list-item>
          <text:p text:style-name="P4">Output as dict.</text:p>
        </text:list-item>
        <text:list-item>
          <text:p text:style-name="P4">variable types in output updated.</text:p>
        </text:list-item>
        <text:list-item>
          <text:p text:style-name="P6"><text:span text:style-name="T1">Need to work for multiple authors…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59:58.021890626</meta:creation-date>
    <dc:date>2018-11-15T20:03:50.420096278</dc:date>
    <meta:editing-duration>PT3H40M59S</meta:editing-duration>
    <meta:editing-cycles>5</meta:editing-cycles>
    <meta:generator>LibreOffice/6.1.3.2$Linux_X86_64 LibreOffice_project/10$Build-2</meta:generator>
    <meta:document-statistic meta:table-count="0" meta:image-count="0" meta:object-count="0" meta:page-count="1" meta:paragraph-count="10" meta:word-count="55" meta:character-count="408" meta:non-whitespace-character-count="368"/>
  </office:meta>
</office:document-meta>
</file>